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New" svg:font-family="Courier New"/>
    <style:font-face style:name="Helvetica" svg:font-family="Helvetica"/>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top="0.0688in" fo:margin-left="0.7868in" fo:text-align="center"/>
      <style:text-properties style:font-name="Courier New" fo:font-size="16.0pt" fo:color="#000000"/>
    </style:style>
    <style:style style:name="P2" style:family="paragraph" style:parent-style-name="Standard">
      <style:paragraph-properties fo:text-align="center"/>
      <style:text-properties style:font-name="Courier New" fo:font-size="12.0pt"/>
    </style:style>
    <style:style style:name="P3" style:family="paragraph" style:parent-style-name="Standard">
      <style:paragraph-properties fo:text-align="center"/>
      <style:text-properties style:font-name="Courier New" fo:font-size="12.0pt" fo:color="#000000"/>
    </style:style>
    <style:style style:name="P4" style:family="paragraph" style:parent-style-name="Standard">
      <style:paragraph-properties fo:text-align="center"/>
      <style:text-properties style:font-name="Courier New" fo:font-size="10.0pt" fo:color="#000000"/>
    </style:style>
    <style:style style:name="P5" style:family="paragraph" style:parent-style-name="Standard">
      <style:paragraph-properties fo:margin-bottom="0.0835in" fo:text-align="justify" fo:line-height="120%"/>
      <style:text-properties style:font-name="Courier New" fo:font-size="12.0pt"/>
    </style:style>
    <style:style style:name="P6" style:family="paragraph" style:parent-style-name="Standard">
      <style:paragraph-properties fo:margin-bottom="0.0833in"/>
      <style:text-properties style:font-name="Courier New" fo:font-size="12.0pt" fo:color="#000000"/>
    </style:style>
    <style:style style:name="P7" style:family="paragraph" style:parent-style-name="Standard">
      <style:paragraph-properties fo:margin-bottom="0.0833in" fo:text-align="justify"/>
      <style:text-properties style:font-name="Courier New" fo:font-size="11.0pt" fo:color="#ff0000"/>
    </style:style>
    <style:style style:name="P8" style:family="paragraph" style:parent-style-name="Standard">
      <style:paragraph-properties fo:margin-left="0.5000in" fo:text-align="justify" fo:text-indent="-0.2500in"/>
      <style:text-properties style:font-name="Courier New" fo:font-size="11.0pt"/>
    </style:style>
    <style:style style:name="P9" style:family="paragraph" style:parent-style-name="Standard">
      <style:paragraph-properties fo:margin-left="0.5000in" fo:text-indent="-0.2500in"/>
      <style:text-properties style:font-name="Courier New" fo:font-size="11.0pt"/>
    </style:style>
    <style:style style:name="P10" style:family="paragraph" style:parent-style-name="Standard">
      <style:paragraph-properties fo:margin-bottom="0.0833in" fo:margin-left="0.5000in" fo:text-align="justify" fo:text-indent="-0.2500in"/>
      <style:text-properties style:font-name="Courier New" fo:font-size="11.0pt"/>
    </style:style>
    <style:style style:name="P11" style:family="paragraph" style:parent-style-name="Standard">
      <style:paragraph-properties fo:text-align="justify"/>
      <style:text-properties style:font-name="Helvetica" fo:font-size="11.0pt"/>
    </style:style>
    <style:style style:name="P12" style:family="paragraph" style:parent-style-name="Standard">
      <style:paragraph-properties fo:margin-bottom="0.0833in"/>
      <style:text-properties style:font-name="Courier New" fo:font-size="12.0pt"/>
    </style:style>
    <style:style style:name="P13" style:family="paragraph" style:parent-style-name="Standard">
      <style:paragraph-properties fo:margin-bottom="0.0833in" fo:text-align="justify"/>
      <style:text-properties style:font-name="Courier New" fo:font-size="11.0pt"/>
    </style:style>
    <style:style style:name="P14" style:family="paragraph" style:parent-style-name="Standard">
      <style:paragraph-properties fo:margin-top="0.1667in" fo:margin-bottom="0.0833in" fo:line-height="105%">
        <style:tab-stops>
          <style:tab-stop style:position="0.1667in"/>
        </style:tab-stops>
      </style:paragraph-properties>
      <style:text-properties style:font-name="Courier New" fo:font-size="11.0pt"/>
    </style:style>
    <style:style style:name="P15" style:family="paragraph" style:parent-style-name="Standard">
      <style:paragraph-properties fo:margin-bottom="0.0833in" fo:text-align="justify"/>
      <style:text-properties style:font-name="Helvetica" fo:font-size="11.0pt"/>
    </style:style>
    <style:style style:name="P16" style:family="paragraph" style:parent-style-name="Standard">
      <style:paragraph-properties fo:margin-top="0.1667in" fo:margin-bottom="0.0833in" fo:text-align="justify" fo:line-height="105%"/>
      <style:text-properties style:font-name="Courier New" fo:font-size="9.0pt"/>
    </style:style>
    <style:style style:name="P17" style:family="paragraph" style:parent-style-name="Standard">
      <style:paragraph-properties fo:margin-top="0.0833in" fo:margin-bottom="0.0833in" fo:margin-left="0.2000in" fo:text-align="center"/>
      <style:text-properties style:font-name="Courier New" fo:font-size="10.0pt"/>
    </style:style>
    <style:style style:name="P18" style:family="paragraph" style:parent-style-name="Standard">
      <style:paragraph-properties fo:margin-top="0.0833in" fo:margin-bottom="0.0833in" fo:margin-left="0.2000in" fo:text-align="center"/>
      <style:text-properties style:font-name="Helvetica" fo:font-size="10.0pt"/>
    </style:style>
    <style:style style:name="P19"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Helvetica" fo:font-size="10.0pt"/>
    </style:style>
    <style:style style:name="P20" style:family="paragraph" style:parent-style-name="Standard">
      <style:paragraph-properties fo:text-align="justify"/>
      <style:text-properties style:font-name="Courier New" fo:font-size="11.0pt"/>
    </style:style>
    <style:style style:name="P21" style:family="paragraph" style:parent-style-name="Standard">
      <style:paragraph-properties fo:margin-top="0.2083in" fo:margin-bottom="0.1250in" fo:text-align="justify"/>
      <style:text-properties style:font-name="Courier New" fo:font-size="10.0pt"/>
    </style:style>
    <style:style style:name="P22" style:family="paragraph" style:parent-style-name="Standard">
      <style:paragraph-properties fo:margin-top="0.1667in" fo:margin-bottom="0.0833in" fo:margin-left="0.2917in" fo:line-height="105%">
        <style:tab-stops>
          <style:tab-stop style:position="0.1667in"/>
        </style:tab-stops>
      </style:paragraph-properties>
      <style:text-properties style:font-name="Helvetica" fo:font-size="11.0pt"/>
    </style:style>
    <style:style style:name="P23" style:family="paragraph" style:parent-style-name="Standard">
      <style:paragraph-properties fo:margin-top="0.1667in" fo:margin-bottom="0.0833in" fo:margin-left="0.2917in" fo:text-indent="-0.2917in" fo:line-height="105%">
        <style:tab-stops>
          <style:tab-stop style:position="0.1667in"/>
        </style:tab-stops>
      </style:paragraph-properties>
      <style:text-properties style:font-name="Courier New" fo:font-size="12.0pt"/>
    </style:style>
    <style:style style:name="P24" style:family="paragraph" style:parent-style-name="Standard">
      <style:paragraph-properties fo:margin-top="0.1667in" fo:margin-bottom="0.0833in" fo:margin-left="0.2917in" fo:text-indent="-0.2917in" fo:line-height="105%">
        <style:tab-stops>
          <style:tab-stop style:position="0.1667in"/>
        </style:tab-stops>
      </style:paragraph-properties>
      <style:text-properties style:font-name="Courier New" fo:font-size="12.0pt" fo:color="#1155cc"/>
    </style:style>
    <style:style style:name="P25" style:family="paragraph" style:parent-style-name="Standard">
      <style:paragraph-properties fo:margin-bottom="0.0833in"/>
      <style:text-properties style:font-name="Courier New" fo:font-size="10.0pt" fo:color="#00000a"/>
    </style:style>
    <style:style style:name="P26" style:family="paragraph" style:parent-style-name="Standard">
      <style:paragraph-properties fo:text-align="justify"/>
      <style:text-properties style:font-name="Times" fo:font-size="11.0pt"/>
    </style:style>
    <style:style style:name="T1" style:family="text">
      <style:text-properties fo:font-weight="bold" fo:font-weight-asian="bold" fo:font-weight-complex="bold"/>
    </style:style>
    <style:style style:name="T2" style:family="text">
      <style:text-properties fo:font-weight="bold" fo:font-weight-asian="bold" fo:font-weight-complex="bold" fo:color="#000000"/>
    </style:style>
    <style:style style:name="T3" style:family="text">
      <style:text-properties style:text-underline-style="solid"/>
    </style:style>
    <style:style style:name="T4" style:family="text">
      <style:text-properties style:text-underline-style="solid" style:text-underline-color="#1155cc" fo:color="#1155cc"/>
    </style:style>
    <style:style style:name="T5" style:family="text">
      <style:text-properties style:font-name="Helvetica"/>
    </style:style>
    <style:style style:name="T6" style:family="text">
      <style:text-properties fo:font-size="10.0pt" fo:font-size-asian="10.0pt" fo:font-size-complex="10.0pt" style:text-underline-style="solid" style:text-underline-color="#1155cc" fo:color="#1155cc"/>
    </style:style>
    <style:style style:name="T7" style:family="text">
      <style:text-properties fo:font-size="10.0pt" fo:font-size-asian="10.0pt" fo:font-size-complex="10.0pt"/>
    </style:style>
    <style:style style:name="T8" style:family="text">
      <style:text-properties style:text-underline-style="solid" style:text-underline-color="#1155cc"/>
    </style:style>
    <style:style style:name="T9" style:family="text">
      <style:text-properties fo:color="#000000"/>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Paper Template for ICLC 20</text:span><text:span text:style-name="T2">20</text:span><text:span text:style-name="T1"><text:line-break/></text:span></text:p>
      <table:table table:name="Table1" table:style-name="Table1">
        <table:table-column table:style-name="TableColumn1"/>
        <table:table-column table:style-name="TableColumn1"/>
        <table:table-column table:style-name="TableColumn1"/>
        <table:table-row>
          <table:table-cell table:style-name="TableCell1">
            <text:p text:style-name="P2"><text:span text:style-name="T1">Author 1</text:span></text:p>
          </table:table-cell>
          <table:table-cell table:style-name="TableCell1">
            <text:p text:style-name="P2"><text:span text:style-name="T1">Author 2</text:span></text:p>
          </table:table-cell>
          <table:table-cell table:style-name="TableCell1">
            <text:p text:style-name="P2"><text:span text:style-name="T1">Author 3</text:span></text:p>
          </table:table-cell>
        </table:table-row>
        <table:table-row>
          <table:table-cell table:style-name="TableCell1">
            <text:p text:style-name="P3">Affiliation1</text:p>
            <text:p text:style-name="P4">one@livecode.mx</text:p>
          </table:table-cell>
          <table:table-cell table:style-name="TableCell1">
            <text:p text:style-name="P3">Affiliation2</text:p>
            <text:p text:style-name="P4">two@onthefly.ca</text:p>
          </table:table-cell>
          <table:table-cell table:style-name="TableCell1">
            <text:p text:style-name="P3">Affiliation3</text:p>
            <text:p text:style-name="P4">three@creative.uk</text:p>
          </table:table-cell>
        </table:table-row>
      </table:table>
      <text:p text:style-name="P5"/>
      <text:p text:style-name="P6"><text:span text:style-name="T1"/></text:p>
      <text:p text:style-name="P7"><text:span text:style-name="T1">Important info:</text:span></text:p>
      <text:list text:style-name="L1">
        <text:list-item>
          <text:p text:style-name="P8">●<text:tab/>A <text:span text:style-name="T1">long paper</text:span><text:s/>should not exceed 8 pages. <text:s/></text:p>
        </text:list-item>
        <text:list-item>
          <text:p text:style-name="P8">●<text:tab/>A <text:span text:style-name="T1">short paper</text:span><text:s/>should not exceed 4 pages.</text:p>
        </text:list-item>
        <text:list-item>
          <text:p text:style-name="P9">●<text:tab/>Submit the <text:span text:style-name="T3">pdf version only</text:span><text:s/>of your paper here: <text:a xlink:type="simple" xlink:href="http://bluebox.ul.ie/index.php/iclc2020/iclc2020"><text:span text:style-name="T4">http://bluebox.ul.ie/index.php/iclc2020/iclc2020</text:span></text:a><text:s/></text:p>
        </text:list-item>
        <text:list-item>
          <text:p text:style-name="P10">●<text:tab/>If you paper is accepted, the reviewers and committee will decide whether your work will be presented in the poster or paper session (please note that this will not depend on its length). We will also get in touch to receive the .odt version of your paper.</text:p>
        </text:list-item>
      </text:list>
      <text:p text:style-name="P11"/>
      <text:p text:style-name="P11"/>
      <text:p text:style-name="P12"><text:span text:style-name="T1">ABSTRACT</text:span></text:p>
      <text:p text:style-name="P13">The abstract should contain around 150–200 words. <text:span text:style-name="T5"><text:line-break/></text:span></text:p>
      <text:p text:style-name="P14"><text:span text:style-name="T1">HEADING 1</text:span></text:p>
      <text:p text:style-name="P13">This template includes all the information about formatting manuscripts for the 2020 International Conference on Live Coding. Please use the present .ODT template.</text:p>
      <text:p text:style-name="P15"/>
      <text:p text:style-name="P13">Please use the following formatting guidelines:</text:p>
      <text:list text:style-name="L1">
        <text:list-item>
          <text:p text:style-name="P8">●<text:tab/>Courier New (or comparable font) - size 11 - Single line spaced</text:p>
        </text:list-item>
        <text:list-item>
          <text:p text:style-name="P8">●<text:tab/>Headings, footnotes as shown in this documents</text:p>
        </text:list-item>
        <text:list-item>
          <text:p text:style-name="P10">●<text:tab/>Citations and Reference List (see CITATIONS and References sections below)</text:p>
        </text:list-item>
      </text:list>
      <text:p text:style-name="P13">If you have any questions, please contact the Programme Chair at <text:a xlink:type="simple" xlink:href="mailto:giuseppe.torre@ul.ie"><text:span text:style-name="T4">giuseppe.torre@ul.ie</text:span></text:a><text:s/></text:p>
      <text:p text:style-name="P15"/>
      <text:p text:style-name="P16"><text:span text:style-name="T1">HEADING 2</text:span></text:p>
      <text:p text:style-name="P13">Some interesting text and a footnote<text:span text:style-name="T5">.</text:span></text:p>
      <text:p text:style-name="P13">Also an example of table:</text:p>
      <text:p text:style-name="P15"/>
      <text:p text:style-name="P11"/>
      <table:table table:name="Table2" table:style-name="Table1">
        <table:table-column table:style-name="TableColumn1"/>
        <table:table-column table:style-name="TableColumn1"/>
        <table:table-row>
          <table:table-cell table:style-name="TableCell1">
            <text:p text:style-name="P13">String value</text:p>
          </table:table-cell>
          <table:table-cell table:style-name="TableCell1">
            <text:p text:style-name="P13">Numeric value</text:p>
          </table:table-cell>
        </table:table-row>
        <table:table-row>
          <table:table-cell table:style-name="TableCell1">
            <text:p text:style-name="P13">Hello ICLC</text:p>
          </table:table-cell>
          <table:table-cell table:style-name="TableCell1">
            <text:p text:style-name="P13">2020</text:p>
          </table:table-cell>
        </table:table-row>
      </table:table>
      <text:p text:style-name="P17"><text:span text:style-name="T1">Table 1.</text:span><text:s/>Table captions should be placed below the table.</text:p>
      <text:p text:style-name="P18"/>
      <text:p text:style-name="P13">And an example of figure/caption.</text:p>
      <text:p text:style-name="P19"><text:span text:style-name="T1"/></text:p>
      <text:p text:style-name="P17"><text:span text:style-name="T1">Figure 1</text:span>. Free Art License Logo, 2019 (source <text:a xlink:type="simple" xlink:href="http://artlibre.org/faq_eng/"><text:span text:style-name="T4">http://artlibre.org/faq_eng/</text:span></text:a>)<text:span text:style-name="T5">.</text:span></text:p>
      <text:p text:style-name="P18"/>
      <text:p text:style-name="P15"/>
      <text:p text:style-name="P14"><text:span text:style-name="T1">CITATIONS</text:span></text:p>
      <text:p text:style-name="P13">All bibliographical references should be listed at the end, inside an unnumbered section named “REFERENCES”.</text:p>
      <text:p text:style-name="P13">References must be given in alphabetic order and in the Harvard referencing style. See links in REFERENCE section. Please do not list references that are not referred to in the text.</text:p>
      <text:p text:style-name="P20">When making bibliographic references, authors may be referenced inline, such as the following; the German artist Schwitters (1932) wrote the Ursonate sound poem. Alternatively, the author may be placed in parenthesis, e.g., Ursonate is a sound poem (Schwitters 1932). Multiple references should be grouped together like so (Schwitters 1932; Miller 1956; Greenewalt 1946).</text:p>
      <text:p text:style-name="P14"><text:span text:style-name="T1">CONCLUSIONS</text:span></text:p>
      <text:p text:style-name="P13">We look forward to receiving your completed papers. Submission is through the online peer review system at <text:a xlink:type="simple" xlink:href="http://bluebox.ul.ie/index.php/iclc2020/iclc2020"><text:span text:style-name="T6">http://bluebox.ul.ie/index.php/iclc2020/iclc2020</text:span></text:a><text:span text:style-name="T7"><text:s/></text:span>only. Do not send papers directly by e-mail. In all cases, please submit a PDF version of your paper for peer review. <text:s/></text:p>
      <text:p text:style-name="P21"><text:span text:style-name="T1">Acknowledgments</text:span></text:p>
      <text:p text:style-name="P13">At the end of the Conclusions, acknowledgements to people, projects, funding agencies, etc. can be included after the second-level heading “Acknowledgments” (with no numbering).</text:p>
      <text:p text:style-name="P22"><text:span text:style-name="T1"/></text:p>
      <text:p text:style-name="P22"><text:span text:style-name="T1">REFERENCES</text:span></text:p>
      <text:p text:style-name="P23">Please use Harvard Referencing Style. Info here:</text:p>
      <text:p text:style-name="P24"><text:a xlink:type="simple" xlink:href="http://libguides.ul.ie/citeitright/a-c"><text:span text:style-name="T8">http://libguides.ul.ie/citeitright/a-c</text:span></text:a><text:span text:style-name="T9"><text:s/></text:span></text:p>
      <text:p text:style-name="P24"><text:a xlink:type="simple" xlink:href="http://www.citethisforme"><text:span text:style-name="T8">http://www.citethisforme.com/harvard/source-type</text:span></text:a><text:span text:style-name="T9"><text:s/></text:span></text:p>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